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505cm" fo:margin-left="0.279cm" fo:margin-right="0.219cm" fo:margin-top="0cm" fo:margin-bottom="0cm" table:align="margins" style:writing-mode="lr-tb"/>
    </style:style>
    <style:style style:name="Tabelle1.A" style:family="table-column">
      <style:table-column-properties style:column-width="2.434cm" style:rel-column-width="1380*"/>
    </style:style>
    <style:style style:name="Tabelle1.B" style:family="table-column">
      <style:table-column-properties style:column-width="1.296cm" style:rel-column-width="735*"/>
    </style:style>
    <style:style style:name="Tabelle1.I" style:family="table-column">
      <style:table-column-properties style:column-width="1.323cm" style:rel-column-width="750*"/>
    </style:style>
    <style:style style:name="Tabelle1.K" style:family="table-column">
      <style:table-column-properties style:column-width="1.349cm" style:rel-column-width="765*"/>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P1" style:family="paragraph" style:parent-style-name="Standard">
      <style:text-properties style:font-name-complex="Times New Roman1"/>
    </style:style>
    <style:style style:name="P2" style:family="paragraph" style:parent-style-name="Standard">
      <style:text-properties style:font-name-complex="Times New Roman1" style:font-size-complex="12pt"/>
    </style:style>
    <style:style style:name="P3" style:family="paragraph" style:parent-style-name="Standard">
      <style:text-properties style:font-name-asian="Times New Roman1" style:font-name-complex="Times New Roman1" style:font-size-complex="12pt"/>
    </style:style>
    <style:style style:name="P4" style:family="paragraph" style:parent-style-name="Standard">
      <style:paragraph-properties fo:margin-left="1.249cm" fo:margin-right="0cm" fo:text-indent="0cm" style:auto-text-indent="false"/>
    </style:style>
    <style:style style:name="P5" style:family="paragraph" style:parent-style-name="Standard">
      <style:paragraph-properties fo:margin-top="0cm" fo:margin-bottom="0cm" fo:line-height="100%"/>
    </style:style>
    <style:style style:name="P6" style:family="paragraph" style:parent-style-name="Heading_20_2">
      <style:text-properties fo:font-size="12pt" style:font-size-asian="12pt" style:font-size-complex="12pt"/>
    </style:style>
    <style:style style:name="P7" style:family="paragraph" style:parent-style-name="Heading_20_2" style:master-page-name="Standard">
      <style:paragraph-properties style:page-number="auto"/>
    </style:style>
    <style:style style:name="P8" style:family="paragraph" style:parent-style-name="List_20_Paragraph" style:list-style-name="WWNum3"/>
    <style:style style:name="P9" style:family="paragraph" style:parent-style-name="List_20_Paragraph" style:list-style-name="WWNum4"/>
    <style:style style:name="T1" style:family="text">
      <style:text-properties style:font-name-complex="Times New Roman1"/>
    </style:style>
    <style:style style:name="T2" style:family="text">
      <style:text-properties style:font-name-complex="Times New Roman1" style:font-size-complex="12pt"/>
    </style:style>
    <style:style style:name="T3" style:family="text">
      <style:text-properties fo:font-style="italic" style:font-style-asian="italic" style:font-name-complex="Times New Roman1"/>
    </style:style>
    <style:style style:name="T4" style:family="text">
      <style:text-properties fo:font-size="9pt" style:font-size-asian="9pt" style:font-name-complex="Times New Roman1" style:font-size-complex="9pt"/>
    </style:style>
    <style:style style:name="T5" style:family="text">
      <style:text-properties fo:font-size="12pt" style:font-size-asian="12pt" style:font-name-complex="Times New Roman1" style:font-size-complex="12pt"/>
    </style:style>
    <style:style style:name="T6" style:family="text">
      <style:text-properties style:font-name-asian="Times New Roman1" style:font-name-complex="Times New Roman1" style:font-size-complex="12pt"/>
    </style:style>
    <style:style style:name="T7" style:family="text">
      <style:text-properties fo:font-weight="bold" style:font-name-asian="Times New Roman1" style:font-weight-asian="bold" style:font-name-complex="Times New Roman1" style:font-size-complex="12pt"/>
    </style:style>
    <style:style style:name="T8" style:family="text">
      <style:text-properties fo:font-weight="bold" style:font-weight-asian="bold" style:font-name-complex="Times New Roman1" style:font-size-complex="12pt" style:font-weight-complex="bold"/>
    </style:style>
    <style:style style:name="T9" style:family="text">
      <style:text-properties fo:font-weight="bold" style:font-weight-asian="bold" style:font-name-complex="Times New Roman1" style:font-weight-complex="bold"/>
    </style:style>
    <style:style style:name="T10" style:family="text">
      <style:text-properties fo:font-size="13pt" style:font-size-asian="13pt" style:font-name-complex="Times New Roman1"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65633408054836767" text:style-name="Outline">
        <text:list-item>
          <text:list>
            <text:list-item>
              <text:h text:style-name="P7" text:outline-level="2"><text:span text:style-name="T1">Regelveränderungen:</text:span></text:h>
            </text:list-item>
          </text:list>
        </text:list-item>
      </text:list>
      <text:p text:style-name="Standard"><text:span text:style-name="T1">-1 Räuber auf Land </text:span><text:span text:style-name="T3">und</text:span><text:span text:style-name="T1"> Wasser.<text:line-break/>-man bekommt die Startressourcen für die 2. Siedlung<text:line-break/>(Das ist eigentlich im Standard auch so, wir haben es nur immer verkehrtherum gespielt)<text:line-break/>-Man bekommt keine Ressourcen von Feldern, die man nicht besitzt. (Besitzen vs Kontrollieren wird noch erklärt)</text:span></text:p>
      <text:p text:style-name="P1"/>
      <text:list xml:id="list42767887" text:continue-numbering="true" text:style-name="Outline">
        <text:list-item>
          <text:list>
            <text:list-item>
              <text:h text:style-name="Heading_20_2" text:outline-level="2"><text:span text:style-name="T1">Regelausnahmen:</text:span></text:h>
            </text:list-item>
          </text:list>
        </text:list-item>
      </text:list>
      <text:p text:style-name="Standard"><text:span text:style-name="T1">-Es darf unfair gehandelt werden, damit sind Tribute, Bestechungen und weitere politische Verhandlungen jeglicher Art gemeint<text:line-break/>-ABER Vereinbarungen, die in </text:span><text:span text:style-name="T3">derselben</text:span><text:span text:style-name="T1"> Runde getroffen wurden, dürfen nicht gebrochen werden.<text:line-break/>(z.B. Wenn man Ressourcen dafür erhält, in dieser Runde nicht anzugreifen, dann darf man selbige Abmachung nicht brechen.)</text:span></text:p>
      <text:p text:style-name="P4"><text:span text:style-name="T4">-&gt;Mögliche Spielerweiterung, Aufspalten in 2 verschiedene Politische Abkommen, öffentlich und nicht öffentlich.<text:line-break/>Öffentliche sind solche Abkommen, die vor allen getätigt werden.<text:line-break/>Nicht öffentlich sind solche, die im geheimen ausgetauscht werden.<text:line-break/>Eine öffentliche Absprache ist bindend, wer sie bricht gerät in Verrucht und bekommt die gleichnamige „Karte des Verrucht, -2 Siegpunkte“.<text:line-break/>Diese kann nur weitergegeben werden, der nächste Abkommensbrecher erhält dann diese Karte.<text:line-break/>(Aber Achtung, es muss nicht immer einen nächsten geben, diese Karte kann schnell zu einem Dauerhaften -2 Siegpunkte Nachteil führen.)</text:span></text:p>
      <text:p text:style-name="P4"><text:span text:style-name="T4">Beide Abkommen sind was ihre Aktionen angeht, Ressourcen Tauschen etc. äquivalent, allerdings dient das öffentliche Abkommen der Absicherung eines Vertrages, wie des Nichtangriffspacktes und der Ressourcenübergabe, z.B. als Schutzgeld.</text:span></text:p>
      <text:p text:style-name="Standard"><text:span text:style-name="T1">-Siegpunkt-Entwicklungskarten können zu jeder Zeit im eigenen Zug ausgespielt werden.<text:line-break/>Auch wenn sie dadurch den Sieg oder mehr rekrutierbare Truppen bringen.</text:span></text:p>
      <text:p text:style-name="Standard"><text:span text:style-name="T1">-Man kann anderen Spielern seine Straßen für Truppentransporte zur Verfügung stellen,<text:line-break/>genauere Bedingungen können von den Spielern verhandelt werden. (Tribute, Wegzölle etc.)</text:span></text:p>
      <text:p text:style-name="Standard"><text:span text:style-name="T1">-Der Rückzug aus einem Kampf ist immer möglich, außer es ist ein Transport-Angriff, es gibt keinen Rückzugsort, oder eine Befreiungsaktion.</text:span></text:p>
      <text:list xml:id="list42768555" text:continue-numbering="true" text:style-name="Outline">
        <text:list-item>
          <text:list>
            <text:list-item>
              <text:h text:style-name="Heading_20_2" text:outline-level="2"><text:span text:style-name="T1">Startarmeen:</text:span></text:h>
            </text:list-item>
          </text:list>
        </text:list-item>
      </text:list>
      <text:p text:style-name="Standard"><text:span text:style-name="T1">-Für jede Startsiedlung werden je eine Truppe auf die angrenzenden Felder gesetzt.<text:line-break/>(Falls diese schon belegt sind wird darum gekämpft, die zuletzt gesetzte Truppe ist der Angreifer)<text:line-break/>Alle anderen Felder bleiben leer. Sie können ohne Widerstand mit den eigenen Truppen erobert werden.</text:span></text:p>
      <text:list xml:id="list42745930" text:continue-numbering="true" text:style-name="Outline">
        <text:list-item>
          <text:list>
            <text:list-item>
              <text:h text:style-name="Heading_20_2" text:outline-level="2"><text:span text:style-name="T5">Häfen aka. 3-1/2-1 Tauschplättchen:</text:span></text:h>
            </text:list-item>
          </text:list>
        </text:list-item>
      </text:list>
      <text:p text:style-name="Standard"><text:span text:style-name="T2">-Jede Länderei die am Wasser erbaut wird, auch die Startsiedlung, erhalten einen Hafen.<text:line-break/>-Der erbauende Spieler sucht sich einen Hafen aus den übrigen Häfen aus. Falls noch Häfen übrig sind.<text:line-break/>-Der Hafen wird nur einer Stadt zugeordnet.<text:line-break/>-Nur ein Hafen pro Wasserfeld<text:line-break/>-Der Räuber/Pirat verhindert das Benutzen eines Hafens,der Hafen kann nach dem abziehen des Räubers gewählt werden.</text:span></text:p>
      <text:p text:style-name="Standard"><text:soft-page-break/><text:span text:style-name="T2"/></text:p>
      <text:list xml:id="list42753670" text:continue-numbering="true" text:style-name="Outline">
        <text:list-item>
          <text:list>
            <text:list-item>
              <text:h text:style-name="Heading_20_2" text:outline-level="2"><text:span text:style-name="Überschrift_20_2_20_Zchn"><text:span text:style-name="T10">Feld: Besitz vs Kontrolle</text:span></text:span></text:h>
            </text:list-item>
            <text:list-item>
              <text:h text:style-name="P6" text:outline-level="2"><text:span text:style-name="T1">(Kontrolle =&gt;(impliziert) Besitz)</text:span></text:h>
            </text:list-item>
            <text:list-item>
              <text:h text:style-name="P6" text:outline-level="2"><text:span text:style-name="T1">Definition Besitz:</text:span></text:h>
            </text:list-item>
            <text:list-item>
              <text:h text:style-name="P6" text:outline-level="2"><text:span text:style-name="T1">-Man besitzt ein Feld(Hexagon) wenn man mindestens eine Truppe auf ihm</text:span></text:h>
            </text:list-item>
            <text:list-item>
              <text:h text:style-name="P6" text:outline-level="2"><text:span text:style-name="T1">stehen hat.</text:span></text:h>
            </text:list-item>
            <text:list-item>
              <text:h text:style-name="P6" text:outline-level="2"><text:span text:style-name="T1">Definition Kontrolle:</text:span></text:h>
            </text:list-item>
            <text:list-item>
              <text:h text:style-name="P6" text:outline-level="2"><text:span text:style-name="T1">-Man kontrolliert ein Territorium, wenn man mindestens so viele Truppen auf ihm</text:span></text:h>
            </text:list-item>
            <text:list-item>
              <text:h text:style-name="P6" text:outline-level="2"><text:span text:style-name="T1">stehen hat, wie in untenstehende Tabelle angegben.</text:span></text:h>
            </text:list-item>
          </text:list>
        </text:list-item>
      </text:list>
      <text:p text:style-name="Text_20_body"><text:span text:style-name="T2"/></text:p>
      <table:table table:name="Tabelle1" table:style-name="Tabelle1">
        <table:table-column table:style-name="Tabelle1.A"/>
        <table:table-column table:style-name="Tabelle1.B" table:number-columns-repeated="7"/>
        <table:table-column table:style-name="Tabelle1.I" table:number-columns-repeated="2"/>
        <table:table-column table:style-name="Tabelle1.K"/>
        <table:table-row table:style-name="Tabelle1.1">
          <table:table-cell table:style-name="Tabelle1.A1" office:value-type="string">
            <text:p text:style-name="P5"><text:span text:style-name="T2">Zahlen-Plättchen</text:span></text:p>
          </table:table-cell>
          <table:table-cell table:style-name="Tabelle1.A1" office:value-type="string">
            <text:p text:style-name="P5"><text:span text:style-name="T2">2</text:span></text:p>
          </table:table-cell>
          <table:table-cell table:style-name="Tabelle1.A1" office:value-type="string">
            <text:p text:style-name="P5"><text:span text:style-name="T2">3</text:span></text:p>
          </table:table-cell>
          <table:table-cell table:style-name="Tabelle1.A1" office:value-type="string">
            <text:p text:style-name="P5"><text:span text:style-name="T2">4</text:span></text:p>
          </table:table-cell>
          <table:table-cell table:style-name="Tabelle1.A1" office:value-type="string">
            <text:p text:style-name="P5"><text:span text:style-name="T2">5</text:span></text:p>
          </table:table-cell>
          <table:table-cell table:style-name="Tabelle1.A1" office:value-type="string">
            <text:p text:style-name="P5"><text:span text:style-name="T2">6</text:span></text:p>
          </table:table-cell>
          <table:table-cell table:style-name="Tabelle1.A1" office:value-type="string">
            <text:p text:style-name="P5"><text:span text:style-name="T2">8</text:span></text:p>
          </table:table-cell>
          <table:table-cell table:style-name="Tabelle1.A1" office:value-type="string">
            <text:p text:style-name="P5"><text:span text:style-name="T2">9</text:span></text:p>
          </table:table-cell>
          <table:table-cell table:style-name="Tabelle1.A1" office:value-type="string">
            <text:p text:style-name="P5"><text:span text:style-name="T2">10</text:span></text:p>
          </table:table-cell>
          <table:table-cell table:style-name="Tabelle1.A1" office:value-type="string">
            <text:p text:style-name="P5"><text:span text:style-name="T2">11</text:span></text:p>
          </table:table-cell>
          <table:table-cell table:style-name="Tabelle1.A1" office:value-type="string">
            <text:p text:style-name="P5"><text:span text:style-name="T2">12</text:span></text:p>
          </table:table-cell>
        </table:table-row>
        <table:table-row table:style-name="Tabelle1.1">
          <table:table-cell table:style-name="Tabelle1.A1" office:value-type="string">
            <text:p text:style-name="P5"><text:span text:style-name="T2">Min. Truppenanzahl</text:span></text:p>
          </table:table-cell>
          <table:table-cell table:style-name="Tabelle1.A1" office:value-type="string">
            <text:p text:style-name="P5"><text:span text:style-name="T2">1</text:span></text:p>
          </table:table-cell>
          <table:table-cell table:style-name="Tabelle1.A1" office:value-type="string">
            <text:p text:style-name="P5"><text:span text:style-name="T2">2</text:span></text:p>
          </table:table-cell>
          <table:table-cell table:style-name="Tabelle1.A1" office:value-type="string">
            <text:p text:style-name="P5"><text:span text:style-name="T2">3</text:span></text:p>
          </table:table-cell>
          <table:table-cell table:style-name="Tabelle1.A1" office:value-type="string">
            <text:p text:style-name="P5"><text:span text:style-name="T2">4</text:span></text:p>
          </table:table-cell>
          <table:table-cell table:style-name="Tabelle1.A1" office:value-type="string">
            <text:p text:style-name="P5"><text:span text:style-name="T2">5</text:span></text:p>
          </table:table-cell>
          <table:table-cell table:style-name="Tabelle1.A1" office:value-type="string">
            <text:p text:style-name="P5"><text:span text:style-name="T2">5</text:span></text:p>
          </table:table-cell>
          <table:table-cell table:style-name="Tabelle1.A1" office:value-type="string">
            <text:p text:style-name="P5"><text:span text:style-name="T2">4</text:span></text:p>
          </table:table-cell>
          <table:table-cell table:style-name="Tabelle1.A1" office:value-type="string">
            <text:p text:style-name="P5"><text:span text:style-name="T2">3</text:span></text:p>
          </table:table-cell>
          <table:table-cell table:style-name="Tabelle1.A1" office:value-type="string">
            <text:p text:style-name="P5"><text:span text:style-name="T2">2</text:span></text:p>
          </table:table-cell>
          <table:table-cell table:style-name="Tabelle1.A1" office:value-type="string">
            <text:p text:style-name="P5"><text:span text:style-name="T2">1</text:span></text:p>
          </table:table-cell>
        </table:table-row>
      </table:table>
      <text:p text:style-name="Standard"><text:span text:style-name="T2"/></text:p>
      <text:p text:style-name="Standard"><text:span text:style-name="T2">Bsp. Also, um eine Goldgrube mit einem Nummernplättchen von 10 zu kontrollieren, bracht man mindestens 3 Truppen auf ihr.</text:span></text:p>
      <text:list xml:id="list42736182" text:continue-numbering="true" text:style-name="Outline">
        <text:list-item>
          <text:list>
            <text:list-item>
              <text:h text:style-name="Heading_20_2" text:outline-level="2"/>
            </text:list-item>
            <text:list-item>
              <text:h text:style-name="Heading_20_2" text:outline-level="2">Räuber</text:h>
            </text:list-item>
            <text:list-item>
              <text:h text:style-name="P6" text:outline-level="2"><text:span text:style-name="T1">- Der Räuber wird wie gewohnt bei einer gewürfelten 7, oder mit einer Ritterkarte, versetzt.</text:span></text:h>
            </text:list-item>
            <text:list-item>
              <text:h text:style-name="P6" text:outline-level="2"><text:span text:style-name="T1">- Er verhindert jegliche Bauvorhaben, Truppenbewegungen oder Nutzungen von Handelshäfen auf einem Hexagon, </text:span><text:span text:style-name="T9">und</text:span><text:span text:style-name="T1"> seinen Kanten.</text:span></text:h>
            </text:list-item>
            <text:list-item>
              <text:h text:style-name="P6" text:outline-level="2"><text:span text:style-name="T1">- Auch Schiffe, die an so einer Hexagongrenze Segeln sind von einem Räuber betroffen, (es gibt ja auch Seeräuber), sowie Straßen von einem Landräuber</text:span></text:h>
            </text:list-item>
            <text:list-item>
              <text:h text:style-name="P6" text:outline-level="2"><text:span text:style-name="T1">- Straßen an Land sind von einem angrenzenden Seeräuber nicht betroffen</text:span></text:h>
            </text:list-item>
            <text:list-item>
              <text:h text:style-name="P6" text:outline-level="2"><text:span text:style-name="T1">- Ebenso sind Seestraßen von einem angrenzende Landräuber nicht betroffen</text:span></text:h>
            </text:list-item>
          </text:list>
        </text:list-item>
      </text:list>
      <text:p text:style-name="P1"/>
      <text:list xml:id="list42754800" text:continue-numbering="true" text:style-name="Outline">
        <text:list-item>
          <text:list>
            <text:list-item>
              <text:h text:style-name="Heading_20_2" text:outline-level="2"><text:span text:style-name="T1">Eroberung einer Stadt, und Eroberte Städte</text:span></text:h>
            </text:list-item>
          </text:list>
        </text:list-item>
      </text:list>
      <text:p text:style-name="Standard"><text:span text:style-name="T1">-Man kann eine Gegnerische Stadt/Siedlung Kontrollieren, indem man 2/3 (2/2 oder 1/1) angrenzende Land-Felder kontrolliert.<text:line-break/>-Der Besetzer bekommt alle Siegpunkte, alle zukünftigen Ressourcen, sowie Häfen, als ob er die Stadt/Siedlung selbst errichtet hätte.<text:line-break/>-Vorher gesammelte Ressourcen bleiben dem Verlierer der Stadt erhalten, es sind nur Ressourcen die neu gesammelt werden betroffen<text:line-break/>-Die eroberte Stadt/Siedlung behält ihre ursprüngliche Farbe, und die Siedler dort bleiben dem Eroberer Feindselig gesinnt, er wird ihren Zorn noch spüren, Thema „Rebellion und Befreiung“.<text:line-break/>-In einer Besetzten Stadt, eines noch nicht annektierten Spielers können keine eigenen Truppen rekrutiert werden.<text:line-break/>-Ist der ursprüngliche Besitzer der Stadt jedoch annektiert, so wechselt die Stadt die Loyalität zu dem neuen Eroberer. Nun können Truppen rekrutiert, und sogar die Stadt ausgebaut werden. Die Loyalität wechselt allerdings auch bei erneuter Eroberung einer schon besetzten </text:span><text:soft-page-break/><text:span text:style-name="T1">Stadt, d.h. auch, dass in annektierten Städten der vorherige Besetzer keine Rebellion herbeiführen kann.<text:line-break/>-Räuber stehlen immer von dem Spieler, welcher die Stadt kontrolliert.</text:span></text:p>
      <text:list xml:id="list42768543" text:continue-numbering="true" text:style-name="Outline">
        <text:list-item>
          <text:list>
            <text:list-item>
              <text:h text:style-name="Heading_20_2" text:outline-level="2"><text:span text:style-name="T1">Rebellion und Befreiung * Hier überarbeitern</text:span></text:h>
            </text:list-item>
          </text:list>
        </text:list-item>
      </text:list>
      <text:p text:style-name="Standard"><text:span text:style-name="T1">-Der originale Besitzer der Stadt/Siedlung (der mit der passenden Farbe) kann trotz Eroberung der Stadt/Siedlung immer noch Truppen in dieser Stadt rekrutieren. (Rebellieren)<text:line-break/>-Diese sind als Angreifer auf eines der angrenzenden Land-Territorien zu setzen, und können sich nicht zurückziehen (Sie sterben den Märtyrertod, oder feiern die Befreiung).<text:line-break/>-Die Rebellierenden Armeen müssen nicht sofort bei Rekrutierung gegen die Besetzer kämpfen, sie können bis zur Kampfphase des Zuges des Befreiers warten um Unterstützung zu bekommen.<text:line-break/>-Eine Stadt wird befreit, falls der kontrollierende Spieler auch nur </text:span><text:span text:style-name="T3">ein</text:span><text:span text:style-name="T1"> </text:span><text:span text:style-name="T3">einziges</text:span><text:span text:style-name="T1"> angrenzendes Land-Territorium nicht mehr kontrolliert.<text:line-break/>-Sie gelangt zurück in die Obhut ihres Besitzers, bis sie wieder Erobert wird.<text:line-break/>-Alle Territorien müssen dem selben Spieler gehören, damit eine Stadt/Siedlung kontrolliert wird,<text:line-break/>es kann also durchaus sein, das ein Spieler ein Territorium, und ein anderer Spieler die zwei verbleibenden Territorium einer Stadt/Siedlung kontrolliert, diese aber dennoch im Besitz des </text:span><text:span text:style-name="T3">originalen Spielers</text:span><text:span text:style-name="T1"> bleibt.</text:span></text:p>
      <text:list xml:id="list42761840" text:continue-numbering="true" text:style-name="Outline">
        <text:list-item>
          <text:list>
            <text:list-item>
              <text:h text:style-name="Heading_20_2" text:outline-level="2"/>
            </text:list-item>
            <text:list-item>
              <text:h text:style-name="Heading_20_2" text:outline-level="2">Annexion – Neue Version</text:h>
            </text:list-item>
          </text:list>
        </text:list-item>
      </text:list>
      <text:p text:style-name="Standard"><text:span text:style-name="T1">-Als annektiert gilt man, wenn alle eigenen Städte / Siedlungen erobert wurden.<text:line-break/>-Damit scheidet der annektierte Spieler aus dem Spiel aus.<text:line-break/>-Städte von annektierten Spielern verhalten sich nun wie normale Städte der Besetzer<text:line-break/>-Der Besetzer wechselt erst durch erneute Eroberung der Stadt.</text:span></text:p>
      <text:p text:style-name="P1"/>
      <text:p text:style-name="P1"/>
      <text:p text:style-name="Standard"><text:span text:style-name="Überschrift_20_2_20_Zchn"><text:span text:style-name="T1">Annexion – Alte Version<text:line-break/></text:span></text:span><text:span text:style-name="T1">-Als annektiert gilt man, wenn alle eigenen Städte / Siedlungen erobert wurden.<text:line-break/>-Doch warte, du bist nicht raus! Es gibt keinen weg aus dem Spiel auszuscheiden, wie in Siedler.<text:line-break/>-Gebäude bleiben immer die eigenen, und sollten sie nicht mehr durch Gegner kontrolliert werden kehren sie immer wieder in den Originalbesitz zurück.<text:line-break/>-Des Weiteren gilt für annektierte Spieler die Rekrutierungsbegrenzung durch Siegpunkte nicht, eine Rebellion hat keine Obergrenze für Rekrutierungen.<text:line-break/>-Auch sind sie nicht von der 7 betroffen, können also viele Rohstoffe bunkern, um bei einer Revolution gleich mit gesammelter Kraft zurückzuschlagen.<text:line-break/>-So kann z.B. ein annektierter Spieler versuchen, andere Spieler davon zu überzeugen ihm Ressourcen für eine Rebellion zu schicken.<text:line-break/>(Sonderfall: Falls keine Rohstoffkarten mehr da sind, werden die von den annektierten Spielern gesammelten Rohstoffe genommen, und als Bank benutzt, die Spieler bekommen dafür jeweils eine Einheit gutgeschrieben, die sie, ohne zu bezahlen bei einer Rebellion setzen dürfen.</text:span></text:p>
      <text:p text:style-name="P1"/>
      <text:list xml:id="list42751248" text:continue-numbering="true" text:style-name="Outline">
        <text:list-item>
          <text:list>
            <text:list-item>
              <text:h text:style-name="Heading_20_2" text:outline-level="2"><text:soft-page-break/><text:span text:style-name="T1">Kontrollieren von Straßen</text:span></text:h>
            </text:list-item>
          </text:list>
        </text:list-item>
      </text:list>
      <text:p text:style-name="Standard"><text:span text:style-name="T1">-Straßen können wie Städte/Siedlungen kontrolliert werden, wenn alle angrenzenden Territorien von einem Spieler kontrolliert werden.<text:line-break/>-Kontrolle über Straßen wirkt sich nicht auf die „Längste Handlesrute“ aus.<text:line-break/>-Kontrolle über eine Straße verhindert das Transportieren von Truppen, bis auf explizite Passiererlaubnis des Kontrollierenden Spielers.<text:line-break/>-Kontrollierte Straßen können vom Besetzer nur für Truppen genutzt werden, und nicht um eigene Gebäude zu errichten.<text:line-break/>-Straßen können freigekämpft werden, ein Truppentransport-Angriff endet an der ersten blockierten Straße mit einem Gefecht der beiden Einheiten, ohne dass sich der Angreifer zurückziehen kann.</text:span></text:p>
      <text:p text:style-name="P1"/>
      <text:list xml:id="list42738414" text:continue-numbering="true" text:style-name="Outline">
        <text:list-item>
          <text:list>
            <text:list-item>
              <text:h text:style-name="Heading_20_2" text:outline-level="2"><text:span text:style-name="T1">Rekrutieren und Erhalten von Einheiten</text:span></text:h>
            </text:list-item>
          </text:list>
        </text:list-item>
      </text:list>
      <text:p text:style-name="Standard"><text:span text:style-name="T6">-Einheiten kann man in der Bauphase ganz einfach rekrutieren, sie kosten pro Einheit eine Ressource freier Wahl.<text:line-break/>-Allerdings kann man sie immer nur mit einer Art von Ressource pro Zug rekrutieren.<text:line-break/>-Heißt, mit 3 Getreide und 2 Holz kann man nur 3 </text:span><text:span text:style-name="T7">oder</text:span><text:span text:style-name="T6"> 2 Einheiten rekrutieren.<text:line-break/>-In der nächsten Runde kann man den Ressourcentyp neu wählen.<text:line-break/>-Für Handelswaren kann man 2 Einheiten zum Preis von einer Handelsware kaufen.</text:span></text:p>
      <text:p text:style-name="Standard"><text:span text:style-name="T6">-Man kann jede Runde nur so viele Einheiten rekrutieren, wie man selbst Siegpunkte hat.<text:line-break/>(Gilt nur für das Rekrutieren, „erkaufen“ von Einheiten.)<text:line-break/>-Für jede gewürfelte Nummernplättchen auf einem Territorium, das man kontrolliert, erhält man eine Truppe in diesem Territorium, auch wenn es nicht im eigenen Zug gewürfelt wurde.<text:line-break/>(Falls ein Räuber auf dem Feld steht, bekommt man nichts.)</text:span></text:p>
      <text:p text:style-name="Standard"><text:span text:style-name="T6">-Einheiten können auf jedem Territorium platziert werden, das man Besitzt (min eine Einheit hat). (Ausnahme Rebellion)<text:line-break/></text:span></text:p>
      <text:list xml:id="list42747474" text:continue-numbering="true" text:style-name="Outline">
        <text:list-item>
          <text:list>
            <text:list-item>
              <text:h text:style-name="Heading_20_2" text:outline-level="2"><text:span text:style-name="T1">Einheitenbewegung und Schlachten</text:span></text:h>
            </text:list-item>
          </text:list>
        </text:list-item>
      </text:list>
      <text:p text:style-name="Standard"><text:span text:style-name="T6">-Einheiten werden auf die Hexagone gestellt, sie bewegen sich ähnlich zu Risiko, und ebenso kämpfen sie.<text:line-break/>-Man kann mit jeder Einheit einmal pro Zug kämpfen. <text:line-break/>Dabei können nur an diese Einheit angrenzende Territorien angegriffen werden.<text:line-break/>-Man muss mit einer Einheit nicht sofort anfangen zu kämpfen, wenn man in ein Feindliches Territorium marschiert. Man kann seine Einheiten dort auch stehen lassen, um Verstärkung herbeizuziehen. Am Ende jedes Zuges darf jedoch jedes Feld nur Truppen eines Spielers beinhalten.<text:line-break/>-Durch die Sonderregel Einheitentransport kann sich einmal pro Zug eine Einheit entlang einer Straße beliebig weit bewegen (solange die Straße nicht blockiert ist, und er sie benutzen darf, durch Besitz, Kontrolle oder Erlaubnis) und ein beliebiges angrenzendes Hexagon angreifen.<text:line-break/>-Nach dem Kampf kann man Einheiten die durch benutzbare Straßen oder besessene Territorien verbunden sind frei verschieben, dabei muss immer </text:span><text:span text:style-name="T7">mindestens eine Einheit</text:span><text:span text:style-name="T6"> auf einem Territorium stehen bleiben.</text:span></text:p>
      <text:p text:style-name="P3"/>
      <text:list xml:id="list42757784" text:continue-numbering="true" text:style-name="Outline">
        <text:list-item>
          <text:list>
            <text:list-item>
              <text:h text:style-name="Heading_20_2" text:outline-level="2"><text:soft-page-break/><text:span text:style-name="T1">Truppentransport</text:span></text:h>
            </text:list-item>
          </text:list>
        </text:list-item>
      </text:list>
      <text:p text:style-name="Standard"><text:span text:style-name="T6">-Einheiten bewegen sich entlang einer Straße, über die man verfügt, entweder durch Besitz, Kontrolle oder Erlaubnis.<text:line-break/>-Start als auch Ziel müssen an die Straße grenzen.<text:line-break/>-Der Transport wird nicht durch Siedlungen/Städte zwischen der Straße unterbrochen.<text:line-break/>-Einheiten können nicht über einen blockierten Straßenabschnitt transportiert werden,<text:line-break/>Einheiten können auf einer blockierten Straße bis inclusive zum ersten blockierenden Feld transportiert werden.<text:line-break/>-D.h. Einheiten können direkt in den Kampf mit gegnerischen blockierenden Einheiten transportiert werden.<text:line-break/>-Straßen gelten als blockiert, wenn auf einem angrenzenden Territorium der Räuber steht.<text:line-break/>-Alle diese Regeln gelten auch für Seestraßen.</text:span></text:p>
      <text:p text:style-name="P2"/>
      <text:list xml:id="list42750498" text:continue-numbering="true" text:style-name="Outline">
        <text:list-item>
          <text:list>
            <text:list-item>
              <text:h text:style-name="Heading_20_2" text:outline-level="2">Die Stadt 2SP:</text:h>
            </text:list-item>
          </text:list>
        </text:list-item>
      </text:list>
      <text:p text:style-name="Standard">-Kann aus einer Siedlung erbaut werden.<text:line-break/>-Kostet: 3 Erz, 2 Stroh<text:line-break/>-Kann beim Würfeln eines angrenzenden Rohstoffes entscheiden:</text:p>
      <text:list xml:id="list4703887009896628879" text:style-name="WWNum3">
        <text:list-item>
          <text:p text:style-name="P8">2 mal Rohstoff, oder</text:p>
        </text:list-item>
        <text:list-item>
          <text:p text:style-name="P8">1 mal Handelsware</text:p>
        </text:list-item>
      </text:list>
      <text:list xml:id="list42768222" text:continue-list="list42750498" text:style-name="Outline">
        <text:list-item>
          <text:list>
            <text:list-item>
              <text:h text:style-name="Heading_20_2" text:outline-level="2"><text:span text:style-name="Überschrift_20_2_20_Zchn"/></text:h>
            </text:list-item>
          </text:list>
        </text:list-item>
      </text:list>
      <text:p text:style-name="Standard"/>
      <text:p text:style-name="Standard"/>
      <text:p text:style-name="Standard"/>
      <text:p text:style-name="Standard"/>
      <text:list xml:id="list42740043" text:continue-numbering="true" text:style-name="Outline">
        <text:list-item>
          <text:list>
            <text:list-item>
              <text:h text:style-name="Heading_20_2" text:outline-level="2"><text:span text:style-name="Überschrift_20_2_20_Zchn">Die Befestigte Stadt 2SP:</text:span></text:h>
            </text:list-item>
          </text:list>
        </text:list-item>
      </text:list>
      <text:p text:style-name="No_20_Spacing">(Stadtmauer aus Händler und Ritter für Städte)</text:p>
      <text:p text:style-name="Standard"><text:span text:style-name="T2">-Kann aus einer Stadt erbaut werden.<text:line-break/>-Kostet: 3 Taler, 1 Papier, 1 Stoff, 2 Lehm<text:line-break/>-Erhöht die Kapazität der Handkarten, die man bei einer 7 halten darf um 1.<text:line-break/>-Schützt vor Räuber:<text:line-break/>-An Befestigten Städten kann mit dem Räuber keine Handkarte gezogen werden.<text:line-break/>-Pro Befestigter Stadt darf eine Handkarte, vor ziehen eines Räubers, beiseitegelegt werden.<text:line-break/></text:span>-Erzeugen von:</text:p>
      <text:list xml:id="list42760979" text:continue-list="list4703887009896628879" text:style-name="WWNum3">
        <text:list-item>
          <text:p text:style-name="P8">3 mal Rohstoff, oder</text:p>
        </text:list-item>
        <text:list-item>
          <text:p text:style-name="P8">2 mal Handelsware</text:p>
        </text:list-item>
      </text:list>
      <text:p text:style-name="Standard"/>
      <text:list xml:id="list42740159" text:continue-list="list42740043" text:style-name="Outline">
        <text:list-item>
          <text:list>
            <text:list-item>
              <text:h text:style-name="Heading_20_2" text:outline-level="2"><text:span text:style-name="Überschrift_20_2_20_Zchn">Die Metropole 3SP:</text:span></text:h>
            </text:list-item>
          </text:list>
        </text:list-item>
      </text:list>
      <text:p text:style-name="Standard"><text:span text:style-name="T2">(Aufsatz aus Händler und Ritter für Städte)<text:line-break/>-Kann aus einer Befestigten Stadt erbaut werden.<text:line-break/>-Behält alle Vorteile einer Befestigten Stadt.<text:line-break/></text:span><text:soft-page-break/><text:span text:style-name="T2">-Kostet: 3 Taler, 4 Papier, 3 Stoff<text:line-break/>-Erzeugen von:</text:span></text:p>
      <text:list xml:id="list8077884904789608552" text:style-name="WWNum4">
        <text:list-item>
          <text:p text:style-name="P9"><text:span text:style-name="T2">5 mal Rohstoff, oder</text:span></text:p>
        </text:list-item>
        <text:list-item>
          <text:p text:style-name="P9"><text:span text:style-name="T2">3 mal Handelsware<text:line-break/></text:span></text:p>
        </text:list-item>
      </text:list>
      <text:p text:style-name="Standard"/>
      <text:list xml:id="list42746278" text:continue-list="list42740159" text:style-name="Outline">
        <text:list-item>
          <text:list>
            <text:list-item>
              <text:h text:style-name="Heading_20_2" text:outline-level="2">Handelsware:</text:h>
            </text:list-item>
          </text:list>
        </text:list-item>
      </text:list>
      <text:p text:style-name="Standard">-Können nicht in Häfen 3:1 ertauscht werden.<text:line-break/>-Tauschen von 4:1 mit der Bank ist möglich.<text:line-break/>-Können 2 Einheiten auf einmal rekrutieren. </text:p>
      <text:p text:style-name="Standard"/>
      <text:list xml:id="list42737261" text:continue-numbering="true" text:style-name="Outline">
        <text:list-item>
          <text:list>
            <text:list-item>
              <text:h text:style-name="Heading_20_2" text:outline-level="2">Variation für Simpelhaftigkeit</text:h>
            </text:list-item>
          </text:list>
        </text:list-item>
      </text:list>
      <text:p text:style-name="Standard">-Kontrolle == Besitz.<text:line-break/>-Man Braucht nur eine Einheit in einem Feld, dann besitzt und kontrolliert man es.</text:p>
      <text:p text:style-name="Standard"/>
      <text:list xml:id="list42740241" text:continue-numbering="true" text:style-name="Outline">
        <text:list-item>
          <text:list>
            <text:list-item>
              <text:h text:style-name="Heading_20_2" text:outline-level="2"><text:span text:style-name="T5">Endphase</text:span></text:h>
            </text:list-item>
          </text:list>
        </text:list-item>
      </text:list>
      <text:p text:style-name="Standard"><text:span text:style-name="T2">-Der Spieler der als erstes 15 Siegpunkte erreicht gewinnt.<text:line-break/>-Wenn mehrere Spieler gleichzeitig 15 Siegpunkte erreichen, gewinnt der, der am längsten die 15 hält, oder als erster mehr als 15 hat. (Immer so weiter für mehr 16,17,18…)<text:line-break/>-Optional kann mit größeren Karten oder für mehr Aggression die Siegpunktzahl auch hochgedreh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ja" style:country-asian="JP"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style:font-name-complex="F"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Times New Roman" fo:font-size="12pt"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Placeholder_20_Text" style:display-name="Placeholder Text" style:family="text" style:parent-style-name="Default_20_Paragraph_20_Font">
      <style:text-properties fo:color="#808080"/>
    </style:style>
    <style:style style:name="Überschrift_20_1_20_Zchn" style:display-name="Überschrift 1 Zchn" style:family="text" style:parent-style-name="Default_20_Paragraph_20_Font">
      <style:text-properties fo:color="#2f5496" style:font-name="Times New Roman" fo:font-size="12pt" style:font-size-asian="12pt" style:font-name-complex="F" style:font-size-complex="16pt"/>
    </style:style>
    <style:style style:name="Überschrift_20_2_20_Zchn" style:display-name="Überschrift 2 Zchn" style:family="text" style:parent-style-name="Default_20_Paragraph_20_Font">
      <style:text-properties fo:color="#2f5496" style:font-name="Times New Roman" fo:font-size="13pt" style:font-size-asian="13pt" style:font-name-complex="F" style:font-size-complex="13pt"/>
    </style:style>
    <style:style style:name="Überschrift_20_3_20_Zchn" style:display-name="Überschrift 3 Zchn" style:family="text" style:parent-style-name="Default_20_Paragraph_20_Font">
      <style:text-properties fo:color="#1f3763" style:font-name="Calibri Light" fo:font-size="12pt" style:font-size-asian="12pt" style:font-name-complex="F" style:font-size-complex="12pt"/>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Standard"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Mohr</meta:initial-creator>
    <meta:editing-cycles>26</meta:editing-cycles>
    <meta:creation-date>2021-11-15T20:56:00</meta:creation-date>
    <dc:date>2026-03-23T22:47:57.04</dc:date>
    <meta:editing-duration>P0D</meta:editing-duration>
    <meta:generator>OpenOffice/4.1.16$Win32 OpenOffice.org_project/4116m3$Build-9816</meta:generator>
    <meta:document-statistic meta:table-count="1" meta:image-count="0" meta:object-count="0" meta:page-count="6" meta:paragraph-count="86" meta:word-count="1756" meta:character-count="122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